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808c" officeooo:paragraph-rsid="0001808c"/>
    </style:style>
    <style:style style:name="P2" style:family="paragraph" style:parent-style-name="Standard" style:list-style-name="L1">
      <style:text-properties officeooo:rsid="0001808c" officeooo:paragraph-rsid="0001808c"/>
    </style:style>
    <style:style style:name="P3" style:family="paragraph" style:parent-style-name="Standard" style:list-style-name="L1">
      <style:text-properties officeooo:rsid="0001808c" officeooo:paragraph-rsid="000337a5"/>
    </style:style>
    <style:style style:name="P4" style:family="paragraph" style:parent-style-name="Standard" style:list-style-name="L2">
      <style:text-properties officeooo:paragraph-rsid="000337a5"/>
    </style:style>
    <style:style style:name="T1" style:family="text">
      <style:text-properties officeooo:rsid="0001808c"/>
    </style:style>
    <style:style style:name="T2" style:family="text">
      <style:text-properties officeooo:rsid="00048e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92980100909532572" text:style-name="L1">
        <text:list-item>
          <text:p text:style-name="P2">Structure</text:p>
        </text:list-item>
      </text:list>
      <text:list xml:id="list5286681893742800981" text:style-name="L2">
        <text:list-item>
          <text:p text:style-name="P4"><text:span text:style-name="T1">. UML</text:span></text:p>
        </text:list-item>
      </text:list>
      <text:list xml:id="list131625463717196" text:continue-list="list6292980100909532572" text:style-name="L1">
        <text:list-header>
          <text:p text:style-name="P3">Les principaux choix de conception sont liés à la gestion de la TDS. Afin de distinguer les éléments présents dans celle-ci, plutôt que de donner un attribut à une Info pour distinguer sa vraie nature, nous avons choisi d'utiliser le typage. C'est pour cette raison que nous avons créé les classes Infofonc, Infonamespace, et Infoclasse, qui héritent toutes de la classe Info.</text:p>
          <text:p text:style-name="P3">- Infofonc : <text:span text:style-name="T2">Permet de </text:span></text:p>
          <text:p text:style-name="P3">- Infonamspace :</text:p>
          <text:p text:style-name="P3">- Infoclasse :</text:p>
          <text:p text:style-name="P3"/>
          <text:p text:style-name="P3"/>
          <text:p text:style-name="P3"/>
          <text:p text:style-name="P3">- L'utilisateur doit indiquer toutes les variables globales en premier, c'est à dire avant les fonctions/namesapaces.</text:p>
          <text:p text:style-name="P2"/>
        </text:list-header>
        <text:list-item>
          <text:p text:style-name="P2">Choix de conception</text:p>
          <text:p text:style-name="P2"/>
          <text:p text:style-name="P2"/>
        </text:list-item>
        <text:list-item>
          <text:p text:style-name="P2">Limitations</text:p>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gondaud Clement'</meta:initial-creator>
    <meta:creation-date>2016-06-13T12:58:08.123301482</meta:creation-date>
    <dc:date>2016-06-13T13:16:23.488902368</dc:date>
    <dc:creator>'Rigondaud Clement'</dc:creator>
    <meta:editing-duration>PT2M54S</meta:editing-duration>
    <meta:editing-cycles>2</meta:editing-cycles>
    <meta:generator>LibreOffice/4.3.3.2$Linux_X86_64 LibreOffice_project/430m0$Build-2</meta:generator>
    <meta:document-statistic meta:table-count="0" meta:image-count="0" meta:object-count="0" meta:page-count="1" meta:paragraph-count="9" meta:word-count="100" meta:character-count="597" meta:non-whitespace-character-count="509"/>
  </office:meta>
</office:document-meta>
</file>